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3.514cm" svg:height="1.193cm" svg:x="2.6cm" svg:y="17.007cm">
          <draw:text-box>
            <text:p><text:date style:data-style-name="D1" text:date-value="2016-01-26">26/01/16</text:date></text:p>
          </draw:text-box>
        </draw:frame>
        <draw:frame draw:style-name="gr1" draw:text-style-name="P2" draw:layer="layout" svg:width="3.514cm" svg:height="1.193cm" svg:x="5.886cm" svg:y="17.007cm">
          <draw:text-box>
            <text:p><text:time style:data-style-name="T1" text:time-value="12:53:08.486960668">12:53:45</text:ti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becca Randall</meta:initial-creator>
    <meta:creation-date>2016-01-26T12:47:12.581377918</meta:creation-date>
    <dc:date>2016-01-26T12:53:44.354263099</dc:date>
    <dc:creator>Rebecca Randall</dc:creator>
    <meta:editing-duration>PT6M32S</meta:editing-duration>
    <meta:editing-cycles>1</meta:editing-cycles>
    <meta:document-statistic meta:object-count="27"/>
    <meta:generator>LibreOfficeDev/5.2.0.0.alpha0$Linux_X86_64 LibreOffice_project/96d6ceac915b8a5a1f5165ff2941c59e4ad3cb8c</meta:generator>
  </office:meta>
</office:document-meta>
</file>